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s://dashboard.pantheon.io/legacy-site/da028ad3-4286-4df1-acb4-47bcfd294813/81be1591-5c06-4339-827f-d9a3605288be" xlink:type="simple">ucb-activelearningprogram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0b7e337d-e92e-4115-b793-17538427b53b/81be1591-5c06-4339-827f-d9a3605288be" xlink:type="simple">ucb-atla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b64dab3-2032-4363-8499-f5157cbc074a/81be1591-5c06-4339-827f-d9a3605288be" xlink:type="simple">ucb-beboulder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b98f7ae0-040e-4356-9de8-d67d36bb0035/81be1591-5c06-4339-827f-d9a3605288be" xlink:type="simple">ucb-bfcsec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647a194e-81d4-4816-8a62-8382d61d7813/81be1591-5c06-4339-827f-d9a3605288be" xlink:type="simple">ucb-bfi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26a91bb6-2c94-43b3-8981-62cdb392e6f7/81be1591-5c06-4339-827f-d9a3605288be" xlink:type="simple">ucb-biochemistry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d44a8d3b-20f6-4ba7-b6c9-cf457e6fd94f/81be1591-5c06-4339-827f-d9a3605288be" xlink:type="simple">ucb-bioserve-sandbox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b4495aca-733e-49c5-afde-c2d45e7694e2/81be1591-5c06-4339-827f-d9a3605288be" xlink:type="simple">ucb-buffstogether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79f530f9-3cf4-4e13-ba89-54418515e78e/81be1591-5c06-4339-827f-d9a3605288be" xlink:type="simple">ucb-center-a-queer-endeavor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2fe0982a-f84b-45dc-8459-b905baa6567e/81be1591-5c06-4339-827f-d9a3605288be" xlink:type="simple">ucb-center-cmrt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96faadf2-4c27-44c3-86b9-f1931779f5c0/81be1591-5c06-4339-827f-d9a3605288be" xlink:type="simple">ucb-center-teaching-learning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6bff8d0a-9448-4201-92bd-67cd689883c4/81be1591-5c06-4339-827f-d9a3605288be" xlink:type="simple">ucb-cmcinow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25327adc-2e81-4841-974d-c14d360cea96/81be1591-5c06-4339-827f-d9a3605288be" xlink:type="simple">ucb-controller-training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5b47af1f-7a5d-4987-ad76-8973935ddf7e/81be1591-5c06-4339-827f-d9a3605288be" xlink:type="simple">ucb-crdds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6c57fe7-932a-4a6b-9247-aea19900a304/81be1591-5c06-4339-827f-d9a3605288be" xlink:type="simple">ucb-crowninstitut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ea345ef0-7806-4e72-930d-a4f1dbb9fbd8/81be1591-5c06-4339-827f-d9a3605288be" xlink:type="simple">ucb-cuengineering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26abdb39-ecbb-4e4d-8b99-a3383aa1660c/81be1591-5c06-4339-827f-d9a3605288be" xlink:type="simple">ucb-dark-ages-radio-explorer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ee5d26e1-b1b5-4206-88e0-886eb5c514ac/81be1591-5c06-4339-827f-d9a3605288be" xlink:type="simple">ucb-datacenter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69637219-dd7e-4c83-a2ed-caff8f4dd6ef/81be1591-5c06-4339-827f-d9a3605288be" xlink:type="simple">ucb-demos-accessibility-training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1b7b940f-4b43-4ab0-b52e-9f450e783780/81be1591-5c06-4339-827f-d9a3605288be" xlink:type="simple">ucb-demos-adv-layout-design-training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9924cf54-67c3-4677-874d-f05c149f7f17/81be1591-5c06-4339-827f-d9a3605288be" xlink:type="simple">ucb-demos-advanced-content-form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68599e32-af51-4de2-aae3-c1a2213390ce/81be1591-5c06-4339-827f-d9a3605288be" xlink:type="simple">ucb-demos-bundles-training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4c381f73-d538-44c9-80a0-8945472d4b6b/81be1591-5c06-4339-827f-d9a3605288be" xlink:type="simple">ucb-demos-core-training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6415504-46e1-4600-995d-a1382ee7319d/81be1591-5c06-4339-827f-d9a3605288be" xlink:type="simple">ucb-demos-essentials-tips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b6f02b64-e4df-4fa3-9066-344819f72a20/81be1591-5c06-4339-827f-d9a3605288be" xlink:type="simple">ucb-demos-faculty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49b5e33b-9a99-47da-989b-f57794dbbe2b/81be1591-5c06-4339-827f-d9a3605288be" xlink:type="simple">ucb-demos-migration-issues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85d3f88d-1b1c-40e5-9472-be2695ada0aa/81be1591-5c06-4339-827f-d9a3605288be" xlink:type="simple">ucb-demos-publications-training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73769128-dad4-4a80-9e5f-1fc9ad66325d/81be1591-5c06-4339-827f-d9a3605288be" xlink:type="simple">ucb-demos-research-lab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d33abc6e-3aa1-45dd-872e-0e898dc46b44/81be1591-5c06-4339-827f-d9a3605288be" xlink:type="simple">ucb-demos-training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2b975d8-e659-442c-bd20-ddc32e59a55c/81be1591-5c06-4339-827f-d9a3605288be" xlink:type="simple">ucb-demos-tutorial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410fa8f-d5cb-4141-8c6e-d35fb489cc20/81be1591-5c06-4339-827f-d9a3605288be" xlink:type="simple">ucb-demos-web-express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70aa89b9-b155-4181-83dc-7bd28c55f7ca/81be1591-5c06-4339-827f-d9a3605288be" xlink:type="simple">ucb-diverselearner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325e2367-3c20-4958-b868-df460a3b4254/81be1591-5c06-4339-827f-d9a3605288be" xlink:type="simple">ucb-emtnano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53a50cea-262d-4f62-a430-f235c98e8b22/81be1591-5c06-4339-827f-d9a3605288be" xlink:type="simple">ucb-engineeringgraduatestudies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bcad765c-3812-4e3d-a858-ebd842c590e2/81be1591-5c06-4339-827f-d9a3605288be" xlink:type="simple">ucb-engineeringleadershipprogram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e7ed1744-bfa9-4c6a-9b5b-c15a2e342b33/81be1591-5c06-4339-827f-d9a3605288be" xlink:type="simple">ucb-event-calval2020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9b18564-a44e-456d-8509-d0a3ea9c53f7/81be1591-5c06-4339-827f-d9a3605288be" xlink:type="simple">ucb-event-ippw2018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d4f5a58-38dd-4b32-a2bd-2cb16e072217/81be1591-5c06-4339-827f-d9a3605288be" xlink:type="simple">ucb-events-cfdsi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b0e9cba-368b-42bf-98e9-5f444be22062/81be1591-5c06-4339-827f-d9a3605288be" xlink:type="simple">ucb-faculty-bowers-john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589a021c-7556-48e8-87df-1c11b8cc4b59/81be1591-5c06-4339-827f-d9a3605288be" xlink:type="simple">ucb-faculty-hodge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993dd8e-db9f-4422-a96d-fccdec48bb13/81be1591-5c06-4339-827f-d9a3605288be" xlink:type="simple">ucb-faculty-staff-engagement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bec055f-9239-48a0-a5ab-8c4828eb28b3/81be1591-5c06-4339-827f-d9a3605288be" xlink:type="simple">ucb-globalclimatesummit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e881dd3f-4b57-4e17-be9b-95769a5182bf/81be1591-5c06-4339-827f-d9a3605288be" xlink:type="simple">ucb-infrastructure-sustainability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5437b04c-3629-4a56-824f-4b234b5f6462/81be1591-5c06-4339-827f-d9a3605288be" xlink:type="simple">ucb-jewishstudie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a0879cb8-6fd8-4fde-8d21-89ed2a1f4058/81be1591-5c06-4339-827f-d9a3605288be" xlink:type="simple">ucb-lab-biochem-instrument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6f4d2693-307e-455c-8872-17de5843dc43/81be1591-5c06-4339-827f-d9a3605288be" xlink:type="simple">ucb-lab-biomonitor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141db58-31c1-4bd8-bfbb-a3bf683b607d/81be1591-5c06-4339-827f-d9a3605288be" xlink:type="simple">ucb-lab-davies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365189f9-2314-4a69-bc14-52a194d0c57f/81be1591-5c06-4339-827f-d9a3605288be" xlink:type="simple">ucb-lab-esdl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567b0b15-9dc5-456e-ba38-bd77a9680960/81be1591-5c06-4339-827f-d9a3605288be" xlink:type="simple">ucb-lab-flaxman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394ebde2-9bea-49bd-b440-4f7450e9ab2b/81be1591-5c06-4339-827f-d9a3605288be" xlink:type="simple">ucb-lab-greenhous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9d9ef9fc-611c-4b8d-a9d9-82ffe1a7836d/81be1591-5c06-4339-827f-d9a3605288be" xlink:type="simple">ucb-lab-hearlab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773875e4-cf49-4d52-b66a-a3eaee22e350/81be1591-5c06-4339-827f-d9a3605288be" xlink:type="simple">ucb-lab-nsr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6c549aca-54e7-4854-bbd1-ef10de954a72/81be1591-5c06-4339-827f-d9a3605288be" xlink:type="simple">ucb-lasc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9ae7e259-aa28-4dc7-89cc-b555bda24fd7/81be1591-5c06-4339-827f-d9a3605288be" xlink:type="simple">ucb-leap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72363e6b-a152-4ef1-93e2-5e7e64a171b9/81be1591-5c06-4339-827f-d9a3605288be" xlink:type="simple">ucb-map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43b021d-b8ce-4645-bfd3-27bdc6774a5e/81be1591-5c06-4339-827f-d9a3605288be" xlink:type="simple">ucb-move-in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c6c2297-ea95-4af9-a839-05d27b801295/81be1591-5c06-4339-827f-d9a3605288be" xlink:type="simple">ucb-next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4882453-8aa0-4bef-871e-a6d6b6253415/81be1591-5c06-4339-827f-d9a3605288be" xlink:type="simple">ucb-nitrogen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215cde0b-7f69-4680-92e3-a41b8237d2e1/81be1591-5c06-4339-827f-d9a3605288be" xlink:type="simple">ucb-oda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f81000e-a35c-4f2a-8eb3-68c109e1f187/81be1591-5c06-4339-827f-d9a3605288be" xlink:type="simple">ucb-ou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04883943-6a99-47d8-b916-f90f1a8b3178/81be1591-5c06-4339-827f-d9a3605288be" xlink:type="simple">ucb-outreach-oo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bf29e3ca-bd50-40f4-b869-b287da99dbab/81be1591-5c06-4339-827f-d9a3605288be" xlink:type="simple">ucb-pac12summit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42a67d7e-dab4-4a7b-be30-d424bb4250e6/81be1591-5c06-4339-827f-d9a3605288be" xlink:type="simple">ucb-pandemic-respons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36291728-deef-4b34-8576-9c5970440416/81be1591-5c06-4339-827f-d9a3605288be" xlink:type="simple">ucb-program-cspb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575fce5d-8596-4609-9890-bb3bfedd718a/81be1591-5c06-4339-827f-d9a3605288be" xlink:type="simple">ucb-program-cuprep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b67ad65-cb96-4fb0-94dd-aa395d20024e/81be1591-5c06-4339-827f-d9a3605288be" xlink:type="simple">ucb-program-learningassistant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451a9d76-42cb-41c4-90fe-8addbd16f5c7/81be1591-5c06-4339-827f-d9a3605288be" xlink:type="simple">ucb-program-life-sciences-fya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633e1d59-65af-4fbd-b00f-61aadf7ec490/81be1591-5c06-4339-827f-d9a3605288be" xlink:type="simple">ucb-program-macc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360b87b5-0603-4a74-900c-aee6f93ae2ad/81be1591-5c06-4339-827f-d9a3605288be" xlink:type="simple">ucb-program-maje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eff3479f-9d24-467c-95a0-fae7e7444b58/81be1591-5c06-4339-827f-d9a3605288be" xlink:type="simple">ucb-program-msol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1fcbea20-4851-4d8b-80e1-9f819cf90a4d/81be1591-5c06-4339-827f-d9a3605288be" xlink:type="simple">ucb-program-or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4767c22c-8cb9-4413-b3b5-8bb682286804/81be1591-5c06-4339-827f-d9a3605288be" xlink:type="simple">ucb-program-teacherleadership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1af0c67-0a3d-4220-8e7d-befaa497355e/81be1591-5c06-4339-827f-d9a3605288be" xlink:type="simple">ucb-project-boulder-apple-tree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32ee8dbd-b10a-4cce-a63e-633559e4d16f/81be1591-5c06-4339-827f-d9a3605288be" xlink:type="simple">ucb-project-dark-ages-polarimeter-pathfinder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5e001520-c850-4259-b783-7a393a3de9df/81be1591-5c06-4339-827f-d9a3605288be" xlink:type="simple">ucb-project-dat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94698267-2018-48fc-8fd9-5ef6ad7c7f8c/81be1591-5c06-4339-827f-d9a3605288be" xlink:type="simple">ucb-project-ethiqstudy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56e85805-3b81-4df0-93f7-d3b1b2050e68/81be1591-5c06-4339-827f-d9a3605288be" xlink:type="simple">ucb-project-faculty-engagement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84dd621a-3c5e-4c93-ba3f-7306aa377060/81be1591-5c06-4339-827f-d9a3605288be" xlink:type="simple">ucb-project-legacy-retirement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c4bc6c0a-18af-477c-9ae4-688fec735e8c/81be1591-5c06-4339-827f-d9a3605288be" xlink:type="simple">ucb-rnc-debat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bea68d4-4a43-4de5-9532-69ef7a5e5833/81be1591-5c06-4339-827f-d9a3605288be" xlink:type="simple">ucb-safety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940c004f-0c4f-4507-b495-fb52e310f645/81be1591-5c06-4339-827f-d9a3605288be" xlink:type="simple">ucb-sciencediscovery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a1442940-f031-498d-9b8b-baa0170edf33/81be1591-5c06-4339-827f-d9a3605288be" xlink:type="simple">ucb-srap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4e3e9f01-8440-4d2f-81f3-f7ab5448a081/81be1591-5c06-4339-827f-d9a3605288be" xlink:type="simple">ucb-studentgroups-cobra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053c3a5c-2d5f-45ec-8179-9cbe07db20c0/81be1591-5c06-4339-827f-d9a3605288be" xlink:type="simple">ucb-studentgroups-cusrl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7279d446-a85d-47ec-8803-189833695f12/81be1591-5c06-4339-827f-d9a3605288be" xlink:type="simple">ucb-symposium-mcdb-50th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8d72b211-1247-4359-adaa-e9a173fe19ba/81be1591-5c06-4339-827f-d9a3605288be" xlink:type="simple">ucb-training-bundles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4ea5f17-b9a6-47f2-85d0-45876170d82d/81be1591-5c06-4339-827f-d9a3605288be" xlink:type="simple">ucb-training-sit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3062179-ee08-47a5-8a15-ee8d059e1281/81be1591-5c06-4339-827f-d9a3605288be" xlink:type="simple">ucb-webcentral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1bb66a71-6503-457d-ab64-aa2a2d308671/81be1591-5c06-4339-827f-d9a3605288be" xlink:type="simple">ucbsub-ce</text:a> 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3ef2f5e9-3f39-4cc7-bec6-a09d5e8ec582/81be1591-5c06-4339-827f-d9a3605288be" xlink:type="simple">ucbsub-communitycenter</text:a></text:p>
          </table:table-cell>
        </table:table-row>
        <table:table-row table:style-name="ro1">
          <table:table-cell office:value-type="string" calcext:value-type="string">
            <text:p><text:a xlink:href="https://dashboard.pantheon.io/legacy-site/f5563536-4ba5-4b8e-8067-b6b5c958dfe1/81be1591-5c06-4339-827f-d9a3605288be" xlink:type="simple">ucbsub-summerconference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9:16:37.149000000</meta:creation-date>
    <dc:date>2024-11-25T09:24:21.374000000</dc:date>
    <meta:editing-duration>PT7M44S</meta:editing-duration>
    <meta:editing-cycles>1</meta:editing-cycles>
    <meta:document-statistic meta:table-count="1" meta:cell-count="91" meta:object-count="0"/>
    <meta:generator>LibreOffice/24.2.3.2$Windows_X86_64 LibreOffice_project/433d9c2ded56988e8a90e6b2e771ee4e6a5ab2ba</meta:generator>
  </office:meta>
</office:document-meta>
</file>